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3592" officeooo:paragraph-rsid="001f3592"/>
    </style:style>
    <style:style style:name="P2" style:family="paragraph" style:parent-style-name="Standard" style:list-style-name="L1">
      <style:text-properties officeooo:rsid="001f3592" officeooo:paragraph-rsid="001f3592"/>
    </style:style>
    <style:style style:name="P3" style:family="paragraph" style:parent-style-name="Standard">
      <style:text-properties fo:font-weight="normal" officeooo:rsid="001f3592" officeooo:paragraph-rsid="001f3592" style:font-weight-asian="normal" style:font-weight-complex="normal"/>
    </style:style>
    <style:style style:name="P4" style:family="paragraph" style:parent-style-name="Standard">
      <style:text-properties fo:font-weight="bold" officeooo:rsid="001f3592" officeooo:paragraph-rsid="001f3592" style:font-weight-asian="bold" style:font-weight-complex="bold"/>
    </style:style>
    <style:style style:name="P5" style:family="paragraph" style:parent-style-name="Standard">
      <style:text-properties fo:font-weight="bold" officeooo:rsid="00208e71" officeooo:paragraph-rsid="00208e71" style:font-weight-asian="bold" style:font-weight-complex="bold"/>
    </style:style>
    <style:style style:name="P6" style:family="paragraph" style:parent-style-name="Standard" style:list-style-name="L1">
      <style:text-properties officeooo:paragraph-rsid="001f3592"/>
    </style:style>
    <style:style style:name="P7" style:family="paragraph" style:parent-style-name="Standard" style:list-style-name="L1">
      <style:text-properties officeooo:rsid="001fd63c" officeooo:paragraph-rsid="001fd63c"/>
    </style:style>
    <style:style style:name="P8" style:family="paragraph" style:parent-style-name="Standard">
      <style:text-properties officeooo:rsid="001fd63c" officeooo:paragraph-rsid="001fd63c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f3592" style:font-weight-asian="normal" style:font-weight-complex="normal"/>
    </style:style>
    <style:style style:name="T6" style:family="text">
      <style:text-properties style:text-underline-style="none" fo:font-weight="normal" officeooo:rsid="001fd63c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OTAÇÕES DO CURSO</text:p>
      <text:p text:style-name="P1"/>
      <text:p text:style-name="P1">REST - <text:s/>REPRESENTATIONAL STATE TRANSFER</text:p>
      <text:p text:style-name="P1"/>
      <text:p text:style-name="P1">É UM CONJUNTO DE BOAS PRÁTICAS DENOMINADAS <text:span text:style-name="T1">CONSTRAINTS.</text:span></text:p>
      <text:p text:style-name="P1"><text:span text:style-name="T3"/></text:p>
      <text:p text:style-name="P1"><text:span text:style-name="T3">HTTP ANTIGO</text:span></text:p>
      <text:p text:style-name="P1"><text:span text:style-name="T3"/></text:p>
      <text:p text:style-name="P3"><text:span text:style-name="T2">HAVIA SOMENTE OS MÉTODOS </text:span><text:span text:style-name="T3">GET</text:span><text:span text:style-name="T2"> E </text:span><text:span text:style-name="T3">POST</text:span></text:p>
      <text:p text:style-name="P3"><text:span text:style-name="T2"/></text:p>
      <text:p text:style-name="P4"><text:span text:style-name="T2">PADRÃO REST</text:span></text:p>
      <text:p text:style-name="P4"><text:span text:style-name="T2"/></text:p>
      <text:p text:style-name="P3"><text:span text:style-name="T2">PRINCIPAIS CONSTRAINTS</text:span></text:p>
      <text:p text:style-name="P3"><text:span text:style-name="T2"/></text:p>
      <text:list xml:id="list2896254346" text:style-name="L1">
        <text:list-item>
          <text:p text:style-name="P6"><text:span text:style-name="T5">SEPARAÇÃO ENTRE CLIENTE E SERVIDOR;</text:span></text:p>
        </text:list-item>
        <text:list-item>
          <text:p text:style-name="P2"><text:span text:style-name="T4">STATELESS: CADA REQUISIÇÃO AO SERVIDOR POSSUI SUAS INFORMAÇÕES COMPLETAS PARA FUNCIONAREM SEM PRECISAR DE NENHUMA OUTRA INFORMAÇÃO DE UMA REQUISIÇÃO ANTERIOR OU POSTERIOR;</text:span></text:p>
        </text:list-item>
        <text:list-item>
          <text:p text:style-name="P2"><text:span text:style-name="T4">CACHE: UM SISTEMA REST DEVE PERMITIR QUE SUAS RESPOSTAS SEJAM PASSÍVEIS DE CACHE;</text:span></text:p>
        </text:list-item>
        <text:list-item>
          <text:p text:style-name="P2"><text:span text:style-name="T4">INTERFACE UNIFORME: PADRONIZAÇÃO DE TUDO QUE ENVOLVE O REST DENTRO DO SISTEMA, COMO: RECURSOS, MENSAGENS AUTODESCRITIVAS, HYPERMEDIA;</text:span></text:p>
        </text:list-item>
        <text:list-item>
          <text:p text:style-name="P2"><text:span text:style-name="T4">SISTEMA EM CAMADAS: A FIM DE AUMENTAR A ESCALABILIDADE ENTRE SISTEMAS DISTRIBUÍDOS, O SISTEMA DEVE TER A CAPACIDADE </text:span><text:span text:style-name="T6">DE ADICIONAR ELEMENTOS INTERMEDIÁRIOS;</text:span></text:p>
        </text:list-item>
        <text:list-item>
          <text:p text:style-name="P7"><text:span text:style-name="T4">CÓDIGO SOB DEMANDA (OPCIONAL): AUMENTA A FLEXIBILIDADE, POIS FAZ COM QUE UMA FUNCIONALIDADE SÓ SEJA USADA NO MOMENTO EM QUE FOR SOLICITADA.</text:span></text:p>
        </text:list-item>
      </text:list>
      <text:p text:style-name="P8"><text:span text:style-name="T4"/></text:p>
      <text:p text:style-name="P5"><text:span text:style-name="T2">HTTP STATUS CODES</text:span></text:p>
      <text:p text:style-name="P5"><text:span text:style-name="T4"/></text:p>
      <text:p text:style-name="P5"><text:span text:style-name="T4">CÓDIGO RETORNADO PELO SERVIDOR AO RECEBER UMA REQUISIÇÃO REFERENTE AO TIPO DE RESPOSTA OBTIDA PELA REQUISIÇÃO.</text:span></text:p>
      <text:p text:style-name="P5"><text:span text:style-name="T4"/></text:p>
      <text:p text:style-name="P5"><text:span text:style-name="T4">HÁ 5 CLASSES DE HTTP STATUS CODE:</text:span></text:p>
      <text:p text:style-name="P5"><text:span text:style-name="T4">1XX – INFORMATIONAL</text:span></text:p>
      <text:p text:style-name="P5"><text:span text:style-name="T4">2XX – SUCCESS</text:span></text:p>
      <text:p text:style-name="P5"><text:span text:style-name="T4">3XX – REDIRECTION</text:span></text:p>
      <text:p text:style-name="P5"><text:span text:style-name="T4">4XX – CLIENT ERROR</text:span></text:p>
      <text:p text:style-name="P5"><text:span text:style-name="T4">5XX – SERVER ERROR</text:span></text:p>
      <text:p text:style-name="P5"><text:span text:style-name="T4"/></text:p>
      <text:p text:style-name="P5"><text:span text:style-name="T4">MAIS INFORMAÇÕES: </text:span><text:a xlink:type="simple" xlink:href="https://HTTPSTATUSES.COM/" text:style-name="Internet_20_link" text:visited-style-name="Visited_20_Internet_20_Link">HTTPS://HTTPSTATUSES.COM</text:a></text:p>
      <text:p text:style-name="P5"><text:span text:style-name="T4"/></text:p>
      <text:p text:style-name="P5"><text:span text:style-name="T2">HTTP STATUS CODE NO RUBY ON RAILS</text:span></text:p>
      <text:p text:style-name="P5"><text:span text:style-name="T2"/></text:p>
      <text:p text:style-name="P5"><text:span text:style-name="T4">SEMPRE COLOCAR O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0T19:01:07.334749413</meta:creation-date>
    <dc:date>2021-04-10T22:32:11.688175641</dc:date>
    <meta:editing-duration>PT3H9M10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24" meta:word-count="188" meta:character-count="1247" meta:non-whitespace-character-count="1082"/>
  </office:meta>
</office:document-meta>
</file>